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6.969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9.439cm"/>
    </style:style>
    <style:style style:name="co12" style:family="table-column">
      <style:table-column-properties fo:break-before="auto" style:column-width="1.61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&lt;interval&gt;</text:p>
          </table:table-cell>
          <table:table-cell table:formula="of:=[.D1]" office:value-type="float" office:value="13000">
            <text:p>13000</text:p>
          </table:table-cell>
          <table:table-cell office:value-type="string">
            <text:p>&lt;/interval&gt;</text:p>
          </table:table-cell>
          <table:table-cell office:value-type="float" office:value="13000">
            <text:p>1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]-[.D1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9000">
            <text:p>19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其の羽 鴉天狗 最速の名を呼べ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のはねからすてんぐさいそくのなをよべ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3]-[.D2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操る風を受けて 巻き起こせ嵐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やつるかぜをうけてまきおこせあらし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4]-[.D3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31000">
            <text:p>31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貫く正義こそが生き様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つらぬくせいぎこそがいきざま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5]-[.D4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36000">
            <text:p>3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まこそ打ち破れ常識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まこそうちやぶれじょうしき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6]-[.D5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42500">
            <text:p>42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最速最高の瞬間を魅せつけ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いそくさいこうのしゅんかんをみせつけ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7]-[.D6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48500">
            <text:p>48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遙かなる高みへ もっと強く羽ばたけ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はるかなるたかみへもっとつよくはばたけ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8]-[.D7]" office:value-type="float" office:value="1500">
            <text:p>1500</text:p>
          </table:table-cell>
          <table:table-cell office:value-type="string">
            <text:p>&lt;/interval&gt;</text:p>
          </table:table-cell>
          <table:table-cell office:value-type="float" office:value="50000">
            <text:p>5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FLY HIGH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FLYHIGH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9]-[.D8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55500">
            <text:p>55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誰もが羨んだ姿に届くまで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れもがうらやんだすがたにとどくまで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0]-[.D9]" office:value-type="float" office:value="4000">
            <text:p>4000</text:p>
          </table:table-cell>
          <table:table-cell office:value-type="string">
            <text:p>&lt;/interval&gt;</text:p>
          </table:table-cell>
          <table:table-cell office:value-type="float" office:value="59500">
            <text:p>59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全てを追いぬいて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をおいぬいて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1]-[.D10]" office:value-type="float" office:value="10500">
            <text:p>10500</text:p>
          </table:table-cell>
          <table:table-cell office:value-type="string">
            <text:p>&lt;/interval&gt;</text:p>
          </table:table-cell>
          <table:table-cell office:value-type="float" office:value="70000">
            <text:p>70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2]-[.D11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76000">
            <text:p>76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其の羽 鴉天狗 神風の少女よ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そのはねからすてんぐかみかぜのしょうじょよ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3]-[.D12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82000">
            <text:p>82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操る風は自在 千年は伊達じゃない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あやつるかぜはじざいせんねんはだてじゃない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4]-[.D13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88000">
            <text:p>88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真実知るために切り抜いた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しんじつしるためにきりぬいた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5]-[.D14]" office:value-type="float" office:value="5000">
            <text:p>5000</text:p>
          </table:table-cell>
          <table:table-cell office:value-type="string">
            <text:p>&lt;/interval&gt;</text:p>
          </table:table-cell>
          <table:table-cell office:value-type="float" office:value="93000">
            <text:p>9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目指すは幻想の向こう側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めざすはげんそうのむこうがわ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6]-[.D15]" office:value-type="float" office:value="6500">
            <text:p>6500</text:p>
          </table:table-cell>
          <table:table-cell office:value-type="string">
            <text:p>&lt;/interval&gt;</text:p>
          </table:table-cell>
          <table:table-cell office:value-type="float" office:value="99500">
            <text:p>995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全速全開のスピードで辿り着け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ぜんそくぜんかいのすぴーどでたどりつけ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7]-[.D16]" office:value-type="float" office:value="5500">
            <text:p>5500</text:p>
          </table:table-cell>
          <table:table-cell office:value-type="string">
            <text:p>&lt;/interval&gt;</text:p>
          </table:table-cell>
          <table:table-cell office:value-type="float" office:value="105000">
            <text:p>105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届かない場所なら もっと高く遠く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とどかないばしょならもっとたかくとおく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8]-[.D17]" office:value-type="float" office:value="2000">
            <text:p>2000</text:p>
          </table:table-cell>
          <table:table-cell office:value-type="string">
            <text:p>&lt;/interval&gt;</text:p>
          </table:table-cell>
          <table:table-cell office:value-type="float" office:value="107000">
            <text:p>10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FLY HIGH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FLYHIGH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19]-[.D18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13000">
            <text:p>11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誰もが振り向いた姿を置き去り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だれもがふりむいたすがたをおきざり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0]-[.D19]" office:value-type="float" office:value="4000">
            <text:p>4000</text:p>
          </table:table-cell>
          <table:table-cell office:value-type="string">
            <text:p>&lt;/interval&gt;</text:p>
          </table:table-cell>
          <table:table-cell office:value-type="float" office:value="117000">
            <text:p>11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全てを超えていけ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すべてをこえていけ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1]-[.D20]" office:value-type="float" office:value="24000">
            <text:p>24000</text:p>
          </table:table-cell>
          <table:table-cell office:value-type="string">
            <text:p>&lt;/interval&gt;</text:p>
          </table:table-cell>
          <table:table-cell office:value-type="float" office:value="141000">
            <text:p>141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2]-[.D21]" office:value-type="float" office:value="12000">
            <text:p>12000</text:p>
          </table:table-cell>
          <table:table-cell office:value-type="string">
            <text:p>&lt;/interval&gt;</text:p>
          </table:table-cell>
          <table:table-cell office:value-type="float" office:value="153000">
            <text:p>153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最速最高の瞬間を 全速全開のスピードを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さいそくさいこうのしゅんかんをぜんそくぜんかいのすぴーどを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3]-[.D22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59000">
            <text:p>159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立ち上がれ 突き抜けた その先を見るために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たちあがれつきぬけたそのさきをみるために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4]-[.D23]" office:value-type="float" office:value="2000">
            <text:p>2000</text:p>
          </table:table-cell>
          <table:table-cell office:value-type="string">
            <text:p>&lt;/interval&gt;</text:p>
          </table:table-cell>
          <table:table-cell office:value-type="float" office:value="161000">
            <text:p>161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FLY HIGH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FLYHIGH</text:p>
          </table:table-cell>
          <table:table-cell office:value-type="string">
            <text:p>&lt;/word&gt;</text:p>
          </table:table-cell>
        </table:table-row>
        <table:table-row table:style-name="ro1">
          <table:table-cell office:value-type="string">
            <text:p>&lt;interval&gt;</text:p>
          </table:table-cell>
          <table:table-cell table:formula="of:=[.D25]-[.D24]" office:value-type="float" office:value="6000">
            <text:p>6000</text:p>
          </table:table-cell>
          <table:table-cell office:value-type="string">
            <text:p>&lt;/interval&gt;</text:p>
          </table:table-cell>
          <table:table-cell office:value-type="float" office:value="167000">
            <text:p>167000</text:p>
          </table:table-cell>
          <table:table-cell/>
          <table:table-cell office:value-type="string">
            <text:p>&lt;nihongoword&gt;</text:p>
          </table:table-cell>
          <table:table-cell office:value-type="string">
            <text:p>いますぐ加速しろ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いますぐかそくしろ</text:p>
          </table:table-cell>
          <table:table-cell office:value-type="string">
            <text:p>&lt;/word&gt;</text:p>
          </table:table-cell>
        </table:table-row>
        <table:table-row table:style-name="ro1">
          <table:table-cell table:number-columns-repeated="5"/>
          <table:table-cell office:value-type="string">
            <text:p>&lt;nihongoword&gt;</text:p>
          </table:table-cell>
          <table:table-cell office:value-type="string">
            <text:p>@</text:p>
          </table:table-cell>
          <table:table-cell office:value-type="string">
            <text:p>&lt;/nihongoword&gt;</text:p>
          </table:table-cell>
          <table:table-cell/>
          <table:table-cell office:value-type="string">
            <text:p>&lt;word&gt;</text:p>
          </table:table-cell>
          <table:table-cell office:value-type="string">
            <text:p>@</text:p>
          </table:table-cell>
          <table:table-cell office:value-type="string">
            <text:p>&lt;/word&gt;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2011/10/10</text:date>, <text:time>03:1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8T21:17:06.70</meta:creation-date>
    <dc:date>2011-10-10T03:10:31.76</dc:date>
    <meta:editing-duration>PT1H12M35S</meta:editing-duration>
    <meta:editing-cycles>7</meta:editing-cycles>
    <meta:generator>LibreOffice/3.3$Win32 LibreOffice_project/330m19$Build-202</meta:generator>
    <meta:document-statistic meta:table-count="3" meta:cell-count="256" meta:object-count="0"/>
  </office:meta>
</office:document-meta>
</file>